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15cm"/>
    </style:style>
    <style:style style:name="gr2" style:family="graphic" style:parent-style-name="standard">
      <style:graphic-properties draw:stroke="none" svg:stroke-color="#000000" draw:fill="none" draw:fill-color="#ffffff" fo:min-height="7.9cm"/>
    </style:style>
    <style:style style:name="gr3" style:family="graphic" style:parent-style-name="standard">
      <style:graphic-properties draw:stroke="none" svg:stroke-color="#000000" draw:fill="none" draw:fill-color="#ffffff" fo:min-height="0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25cm" fo:min-width="3.116cm"/>
    </style:style>
    <style:style style:name="gr7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1.225cm" fo:min-width="3.116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871cm" fo:min-width="3.116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525cm" fo:min-width="3.116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75cm" fo:min-width="3.116cm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113cm" fo:min-width="3.116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913cm" fo:min-width="3.116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5cm" fo:min-width="3.116cm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037cm" fo:min-width="3.116cm"/>
    </style:style>
    <style:style style:name="gr15" style:family="graphic" style:parent-style-name="objectwithoutfill">
      <style:graphic-properties draw:stroke="dash" draw:stroke-dash="Fine_20_Dashed" draw:marker-end="Small_20_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cm"/>
    </style:style>
    <style:style style:name="gr17" style:family="graphic" style:parent-style-name="objectwithoutfill">
      <style:graphic-properties draw:marker-end="Small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 fo:font-size="16pt" style:font-size-asian="16pt" style:font-size-complex="16pt"/>
    </style:style>
    <style:style style:name="P3" style:family="paragraph">
      <style:paragraph-properties fo:margin-left="1.27cm" fo:margin-right="0cm" fo:text-indent="-0.635cm"/>
    </style:style>
    <style:style style:name="P4" style:family="paragraph">
      <style:text-properties fo:font-family="Arial" style:font-family-generic="swiss" style:font-pitch="variable" fo:font-weight="bold" style:font-weight-asian="bold" style:font-weight-complex="bold"/>
    </style:style>
    <style:style style:name="P5" style:family="paragraph">
      <style:text-properties fo:font-size="16pt" style:font-size-asian="18pt" style:font-size-complex="18pt"/>
    </style:style>
    <style:style style:name="P6" style:family="paragraph">
      <style:paragraph-properties fo:text-align="center"/>
      <style:text-properties fo:font-size="14pt" style:font-size-asian="18pt" style:font-size-complex="18pt"/>
    </style:style>
    <style:style style:name="P7" style:family="paragraph">
      <style:paragraph-properties fo:text-align="center"/>
      <style:text-properties fo:font-size="16pt" style:font-size-asian="18pt" style:font-size-complex="18pt"/>
    </style:style>
    <style:style style:name="P8" style:family="paragraph">
      <style:text-properties fo:font-size="14pt" style:font-size-asian="18pt" style:font-size-complex="18pt"/>
    </style:style>
    <style:style style:name="T1" style:family="text">
      <style:text-properties fo:font-family="Arial" style:font-family-generic="swiss" style:font-pitch="variable"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8pt" fo:font-weight="bold" style:font-size-asian="8pt" style:font-weight-asian="bold" style:font-size-complex="8pt" style:font-weight-complex="bold"/>
    </style:style>
    <style:style style:name="T3" style:family="text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family="Arial" style:font-family-generic="swiss" style:font-pitch="variable" fo:font-size="12pt" style:font-size-asian="12pt" style:font-size-complex="12pt"/>
    </style:style>
    <style:style style:name="T6" style:family="text">
      <style:text-properties fo:font-size="16pt" style:font-size-asian="18pt" style:font-size-complex="18pt"/>
    </style:style>
    <style:style style:name="T7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2" draw:layer="layout" svg:width="19.1cm" svg:height="2.432cm" svg:x="0.9cm" svg:y="0.929cm">
          <draw:text-box>
            <text:p><text:span text:style-name="T1">Mazzi Giuliana VR351643</text:span></text:p>
            <text:p text:style-name="P1"><text:span text:style-name="T2"/></text:p>
            <text:p text:style-name="P1"><text:span text:style-name="T3">Elaborato di Programmazione di Rete:</text:span></text:p>
            <text:p text:style-name="P1"><text:span text:style-name="T3">Forniture Farmaceutiche</text:span></text:p>
          </draw:text-box>
        </draw:frame>
        <draw:frame draw:style-name="gr2" draw:text-style-name="P4" draw:layer="layout" svg:width="19cm" svg:height="8.15cm" svg:x="1cm" svg:y="19.85cm">
          <draw:text-box>
            <text:p><text:span text:style-name="T4">Specifiche:</text:span></text:p>
            <text:p text:style-name="P3"><text:span text:style-name="T5">- JRMP per utenti “cliente finale” e “farmacia”</text:span></text:p>
            <text:p text:style-name="P3"><text:span text:style-name="T5">- IIOP per utente “amministratore”</text:span></text:p>
            <text:p text:style-name="P3"><text:span text:style-name="T5">- Server Proxy esportato dualmente</text:span></text:p>
            <text:p text:style-name="P3"><text:span text:style-name="T5">- Server di Autenticazione Activatable</text:span></text:p>
            <text:p text:style-name="P3"><text:span text:style-name="T5">- Server Centrale Activatable</text:span></text:p>
            <text:p text:style-name="P3"><text:span text:style-name="T5">- Mobile Agent per utenti “cliente finale” e “farmacia”</text:span></text:p>
            <text:p text:style-name="P3"><text:span text:style-name="T5">- Mobile Server che estende UnicastRO per utente “amministratore”</text:span></text:p>
            <text:p text:style-name="P3"><text:span text:style-name="T5">- Connessione SSL tra Server Proxy e Server di Autenticazione su protocollo JRMP</text:span></text:p>
            <text:p text:style-name="P3"><text:span text:style-name="T5">- File di policy minimali e gerarchici per i client</text:span></text:p>
            <text:p text:style-name="P3"><text:span text:style-name="T5">- Server di autenticazione e centrale non sono registrati su servizi di naming</text:span></text:p>
            <text:p text:style-name="P3"><text:span text:style-name="T5">- Server attivabili su due gruppi di attivazione diversi</text:span></text:p>
            <text:p text:style-name="P3"/>
          </draw:text-box>
        </draw:frame>
        <draw:frame draw:style-name="gr3" draw:text-style-name="P5" draw:layer="layout" svg:width="3.8cm" svg:height="0.882cm" svg:x="2.7cm" svg:y="4cm">
          <draw:text-box>
            <text:p><text:span text:style-name="T6">Lato Client</text:span></text:p>
          </draw:text-box>
        </draw:frame>
        <draw:frame draw:style-name="gr4" draw:text-style-name="P5" draw:layer="layout" svg:width="3.415cm" svg:height="0.882cm" svg:x="11.4cm" svg:y="4cm">
          <draw:text-box>
            <text:p><text:span text:style-name="T6">Lato Server</text:span></text:p>
          </draw:text-box>
        </draw:frame>
        <draw:line draw:style-name="gr5" draw:text-style-name="P1" draw:layer="layout" svg:x1="8cm" svg:y1="4.4cm" svg:x2="8.1cm" svg:y2="18.9cm">
          <text:p/>
        </draw:line>
        <draw:frame draw:style-name="gr6" draw:text-style-name="P6" draw:layer="layout" svg:width="6.5cm" svg:height="0.806cm" svg:x="10.3cm" svg:y="5.199cm">
          <draw:text-box>
            <text:p text:style-name="P1"><text:span text:style-name="T7">SERVER di BOOTSTRAP</text:span></text:p>
          </draw:text-box>
        </draw:frame>
        <draw:frame draw:style-name="gr7" draw:text-style-name="P7" xml:id="id8" draw:id="id8" draw:layer="layout" svg:width="6.1cm" svg:height="1.513cm" svg:x="12.9cm" svg:y="14.887cm">
          <draw:text-box>
            <text:p text:style-name="P1"><text:span text:style-name="T6">SERVER CENTRALE</text:span></text:p>
            <text:p text:style-name="P1"><text:span text:style-name="T6">attivabile</text:span></text:p>
          </draw:text-box>
        </draw:frame>
        <draw:frame draw:style-name="gr8" draw:text-style-name="P6" xml:id="id7" draw:id="id7" draw:layer="layout" svg:width="4.9cm" svg:height="1.916cm" svg:x="14.2cm" svg:y="10.699cm">
          <draw:text-box>
            <text:p text:style-name="P1"><text:span text:style-name="T7">SERVER di AUTENTICAZIONE</text:span></text:p>
            <text:p text:style-name="P1"><text:span text:style-name="T7">attivabile</text:span></text:p>
          </draw:text-box>
        </draw:frame>
        <draw:frame draw:style-name="gr9" draw:text-style-name="P6" xml:id="id6" draw:id="id6" draw:layer="layout" svg:width="3.8cm" svg:height="1.361cm" svg:x="2.6cm" svg:y="13.349cm">
          <draw:text-box>
            <text:p text:style-name="P1"><text:span text:style-name="T7">FARMACIA</text:span></text:p>
            <text:p text:style-name="P1"><text:span text:style-name="T7">(mobile server)</text:span></text:p>
          </draw:text-box>
        </draw:frame>
        <draw:frame draw:style-name="gr10" draw:text-style-name="P6" xml:id="id5" draw:id="id5" draw:layer="layout" svg:width="3.7cm" svg:height="2cm" svg:x="2.5cm" svg:y="8.9cm">
          <draw:text-box>
            <text:p text:style-name="P1"><text:span text:style-name="T7">CLIENTE FINALE</text:span></text:p>
            <text:p text:style-name="P1"><text:span text:style-name="T7">(mobile agent)</text:span></text:p>
          </draw:text-box>
        </draw:frame>
        <draw:frame draw:style-name="gr11" draw:text-style-name="P6" xml:id="id4" draw:id="id4" draw:layer="layout" svg:width="5cm" svg:height="1.361cm" svg:x="2.159cm" svg:y="16.855cm">
          <draw:text-box>
            <text:p text:style-name="P1"><text:span text:style-name="T7">AMMINISTRATORE</text:span></text:p>
            <text:p text:style-name="P1"><text:span text:style-name="T7">(mobile agent)</text:span></text:p>
          </draw:text-box>
        </draw:frame>
        <draw:frame draw:style-name="gr12" draw:text-style-name="P6" xml:id="id1" draw:id="id1" draw:layer="layout" svg:width="2.5cm" svg:height="1.361cm" svg:x="9.2cm" svg:y="7.149cm">
          <draw:text-box>
            <text:p text:style-name="P1"><text:span text:style-name="T7">Registro RMI</text:span></text:p>
          </draw:text-box>
        </draw:frame>
        <draw:frame draw:style-name="gr13" draw:text-style-name="P6" xml:id="id3" draw:id="id3" draw:layer="layout" svg:width="3.2cm" svg:height="0.9cm" svg:x="9.3cm" svg:y="9.5cm">
          <draw:text-box>
            <text:p text:style-name="P1"><text:span text:style-name="T7">CosNaming</text:span></text:p>
          </draw:text-box>
        </draw:frame>
        <draw:frame draw:style-name="gr14" draw:text-style-name="P6" xml:id="id2" draw:id="id2" draw:layer="layout" svg:width="2.6cm" svg:height="1.361cm" svg:x="15.353cm" svg:y="7.7cm">
          <draw:text-box>
            <text:p text:style-name="P1"><text:span text:style-name="T7">SERVER PROXY</text:span></text:p>
          </draw:text-box>
        </draw:frame>
        <draw:connector draw:style-name="gr15" draw:text-style-name="P1" draw:layer="layout" draw:type="line" svg:x1="11.7cm" svg:y1="7.829cm" svg:x2="15.353cm" svg:y2="8.38cm" draw:start-shape="id1" draw:start-glue-point="1" draw:end-shape="id2" draw:end-glue-point="3" svg:d="m11700 7829 3653 551" svg:viewBox="0 0 3654 552">
          <text:p/>
        </draw:connector>
        <draw:connector draw:style-name="gr15" draw:text-style-name="P1" draw:layer="layout" draw:type="line" svg:x1="12.5cm" svg:y1="9.95cm" svg:x2="15.353cm" svg:y2="8.38cm" draw:start-shape="id3" draw:start-glue-point="1" draw:end-shape="id2" svg:d="m12500 9950 2853-1570" svg:viewBox="0 0 2854 1571">
          <text:p/>
        </draw:connector>
        <draw:connector draw:style-name="gr15" draw:text-style-name="P1" draw:layer="layout" draw:type="line" svg:x1="7.159cm" svg:y1="17.53cm" svg:x2="9.3cm" svg:y2="9.95cm" draw:start-shape="id4" draw:end-shape="id3" svg:d="m7159 17530 2141-7580" svg:viewBox="0 0 2142 7581">
          <text:p/>
        </draw:connector>
        <draw:connector draw:style-name="gr15" draw:text-style-name="P1" draw:layer="layout" draw:type="line" svg:x1="6.2cm" svg:y1="9.9cm" svg:x2="9.2cm" svg:y2="7.824cm" draw:start-shape="id5" draw:start-glue-point="1" draw:end-shape="id1" draw:end-glue-point="3" svg:d="m6200 9900 3000-2076" svg:viewBox="0 0 3001 2077">
          <text:p/>
        </draw:connector>
        <draw:connector draw:style-name="gr15" draw:text-style-name="P1" draw:layer="layout" draw:type="line" svg:x1="6.4cm" svg:y1="14.024cm" svg:x2="9.2cm" svg:y2="7.824cm" draw:start-shape="id6" draw:end-shape="id1" draw:end-glue-point="3" svg:d="m6400 14024 2800-6200" svg:viewBox="0 0 2801 6201">
          <text:p/>
        </draw:connector>
        <draw:frame draw:style-name="gr16" draw:text-style-name="P8" draw:layer="layout" svg:width="1.438cm" svg:height="0.806cm" svg:x="16.6cm" svg:y="9.437cm">
          <draw:text-box>
            <text:p><text:span text:style-name="T7">SSL</text:span></text:p>
          </draw:text-box>
        </draw:frame>
        <draw:connector draw:style-name="gr5" draw:text-style-name="P1" draw:layer="layout" draw:type="line" svg:x1="16.653cm" svg:y1="9.061cm" svg:x2="16.65cm" svg:y2="10.699cm" draw:start-shape="id2" draw:start-glue-point="2" draw:end-shape="id7" svg:d="m16653 9061-3 1638" svg:viewBox="0 0 4 1639">
          <text:p/>
        </draw:connector>
        <draw:connector draw:style-name="gr5" draw:text-style-name="P1" draw:layer="layout" draw:type="line" svg:x1="16.65cm" svg:y1="12.6cm" svg:x2="15.95cm" svg:y2="14.887cm" draw:start-shape="id7" draw:end-shape="id8" svg:d="m16650 12600-700 2287" svg:viewBox="0 0 701 2288">
          <text:p/>
        </draw:connector>
        <draw:connector draw:style-name="gr17" draw:text-style-name="P1" draw:layer="layout" draw:type="line" svg:x1="6.4cm" svg:y1="14.024cm" svg:x2="12.9cm" svg:y2="15.643cm" draw:start-shape="id6" draw:end-shape="id8" svg:d="m6400 14024 6500 1619" svg:viewBox="0 0 6501 1620">
          <text:p/>
        </draw:connector>
        <draw:connector draw:style-name="gr17" draw:text-style-name="P1" draw:layer="layout" draw:type="line" svg:x1="6.2cm" svg:y1="9.9cm" svg:x2="12.9cm" svg:y2="15.643cm" draw:start-shape="id5" draw:end-shape="id8" svg:d="m6200 9900 6700 5743" svg:viewBox="0 0 6701 5744">
          <text:p/>
        </draw:connector>
        <draw:connector draw:style-name="gr17" draw:text-style-name="P1" draw:layer="layout" draw:type="line" svg:x1="7.159cm" svg:y1="17.53cm" svg:x2="12.9cm" svg:y2="15.643cm" draw:start-shape="id4" draw:end-shape="id8" svg:d="m7159 17530 5741-1887" svg:viewBox="0 0 5742 1888">
          <text:p/>
        </draw:connector>
        <draw:connector draw:style-name="gr17" draw:text-style-name="P1" draw:layer="layout" svg:x1="6.2cm" svg:y1="9.9cm" svg:x2="6.4cm" svg:y2="14.024cm" draw:start-shape="id5" draw:end-shape="id6" draw:end-glue-point="1" svg:d="m6200 9900h701v4124h-501" svg:viewBox="0 0 702 41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mall_20_Arrow" draw:display-name="Small Arrow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unti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8T14:51:30.19</meta:creation-date>
    <dc:date>2013-07-18T17:19:28.27</dc:date>
    <meta:editing-duration>PT3H8M26S</meta:editing-duration>
    <meta:editing-cycles>24</meta:editing-cycles>
    <meta:generator>LibreOffice/4.0.3.3$Windows_x86 LibreOffice_project/0eaa50a932c8f2199a615e1eb30f7ac74279539</meta:generator>
    <meta:print-date>2013-04-08T22:36:11.04</meta:print-date>
    <meta:document-statistic meta:object-count="26"/>
  </office:meta>
</office:document-meta>
</file>